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ndowsFileName.appendRootUri( final StringBuffer buffer , boolean addPasswor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indowsFileName.createName( final String path , File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ndowsFileName.WindowsFileName( final String scheme , final String rootFile , final String path , final File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